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209.06pt"/>
    </style:style>
    <style:style style:name="co3" style:family="table-column">
      <style:table-column-properties fo:break-before="auto" style:column-width="195.14pt"/>
    </style:style>
    <style:style style:name="co4" style:family="table-column">
      <style:table-column-properties fo:break-before="auto" style:column-width="428.51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442f65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fo:border-bottom="0.74pt solid #ffffff" style:diagonal-bl-tr="none" style:diagonal-tl-br="none" style:text-align-source="value-type" style:repeat-content="false" fo:wrap-option="no-wrap" fo:border-left="0.74pt solid #442f65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order-bottom="0.74pt solid #f8f9fa" style:diagonal-bl-tr="none" style:diagonal-tl-br="none" style:text-align-source="value-type" style:repeat-content="false" fo:wrap-option="no-wrap" fo:border-left="0.74pt solid #442f65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order-bottom="0.74pt solid #442f65" style:diagonal-bl-tr="none" style:diagonal-tl-br="none" style:text-align-source="value-type" style:repeat-content="false" fo:wrap-option="no-wrap" fo:border-left="0.74pt solid #442f65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5b3f86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5b3f86" style:direction="ltr" fo:border-right="0.74pt solid #442f65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442f65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f8f9fa" style:direction="ltr" fo:border-right="0.74pt solid #442f65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442f65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5" office:value-type="string" calcext:value-type="string">
            <text:p>What is your name in the Alchemy AOE Discord Server?</text:p>
          </table:table-cell>
          <table:table-cell table:style-name="ce5" office:value-type="string" calcext:value-type="string">
            <text:p>Please link your primary AOE2.GG profile:</text:p>
          </table:table-cell>
          <table:table-cell table:style-name="ce5" office:value-type="string" calcext:value-type="string">
            <text:p>Please link any additional AOE2.GG profiles, corresponding to alternate or "smurf" accounts (separated by comma): </text:p>
            <text:p/>
            <text:p>WARNING -- Failure to disclose may result in blacklisting from Alchemy AOE competitions!</text:p>
          </table:table-cell>
          <table:table-cell table:style-name="ce13" office:value-type="string" calcext:value-type="string">
            <text:p>Digital Signatur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01T11:21:51.547" calcext:value-type="date">
            <text:p>9/1/2025 11:21:52</text:p>
          </table:table-cell>
          <table:table-cell table:style-name="ce6" office:value-type="string" calcext:value-type="string">
            <text:p>oladushek__</text:p>
          </table:table-cell>
          <table:table-cell table:style-name="ce9" office:value-type="string" calcext:value-type="string">
            <text:p><text:a xlink:href="https://aoe2.gg/profile/1853187" xlink:type="simple">https://aoe2.gg/profile/1853187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01T12:32:09.054" calcext:value-type="date">
            <text:p>9/1/2025 12:32:09</text:p>
          </table:table-cell>
          <table:table-cell table:style-name="ce7" office:value-type="string" calcext:value-type="string">
            <text:p>PlushWerewolf</text:p>
          </table:table-cell>
          <table:table-cell table:style-name="ce10" office:value-type="string" calcext:value-type="string">
            <text:p><text:a xlink:href="https://aoe2.gg/profile/236773" xlink:type="simple">https://aoe2.gg/profile/236773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01T13:32:39.024" calcext:value-type="date">
            <text:p>9/1/2025 13:32:39</text:p>
          </table:table-cell>
          <table:table-cell table:style-name="ce6" office:value-type="string" calcext:value-type="string">
            <text:p>maxymczech</text:p>
          </table:table-cell>
          <table:table-cell table:style-name="ce9" office:value-type="string" calcext:value-type="string">
            <text:p><text:a xlink:href="https://aoe2.gg/profile/5813618" xlink:type="simple">https://aoe2.gg/profile/5813618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02T19:51:14.04" calcext:value-type="date">
            <text:p>9/2/2025 19:51:14</text:p>
          </table:table-cell>
          <table:table-cell table:style-name="ce7" office:value-type="string" calcext:value-type="string">
            <text:p>Chipmunk</text:p>
          </table:table-cell>
          <table:table-cell table:style-name="ce10" office:value-type="string" calcext:value-type="string">
            <text:p><text:a xlink:href="https://aoe2.gg/profile/282529" xlink:type="simple">https://aoe2.gg/profile/282529</text:a></text:p>
          </table:table-cell>
          <table:table-cell table:style-name="ce10" office:value-type="string" calcext:value-type="string">
            <text:p><text:a xlink:href="https://aoe2.gg/profile/18372209" xlink:type="simple">https://aoe2.gg/profile/18372209</text:a></text:p>
          </table:table-cell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03T02:27:49.593" calcext:value-type="date">
            <text:p>9/3/2025 2:27:50</text:p>
          </table:table-cell>
          <table:table-cell table:style-name="ce6" office:value-type="string" calcext:value-type="string">
            <text:p>LoreDek </text:p>
          </table:table-cell>
          <table:table-cell table:style-name="ce9" office:value-type="string" calcext:value-type="string">
            <text:p><text:a xlink:href="https://aoe2.gg/profile/5508538" xlink:type="simple">https://aoe2.gg/profile/5508538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03T10:06:46.164" calcext:value-type="date">
            <text:p>9/3/2025 10:06:46</text:p>
          </table:table-cell>
          <table:table-cell table:style-name="ce7" office:value-type="string" calcext:value-type="string">
            <text:p>AngelR</text:p>
          </table:table-cell>
          <table:table-cell table:style-name="ce10" office:value-type="string" calcext:value-type="string">
            <text:p><text:a xlink:href="https://aoe2.gg/profile/6838238" xlink:type="simple">https://aoe2.gg/profile/6838238</text:a></text:p>
          </table:table-cell>
          <table:table-cell table:style-name="ce10" office:value-type="string" calcext:value-type="string">
            <text:p><text:a xlink:href="https://aoe2.gg/profile/15293475" xlink:type="simple">https://aoe2.gg/profile/15293475</text:a></text:p>
          </table:table-cell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03T10:21:27.791" calcext:value-type="date">
            <text:p>9/3/2025 10:21:28</text:p>
          </table:table-cell>
          <table:table-cell table:style-name="ce6" office:value-type="string" calcext:value-type="string">
            <text:p>Pl0tterGhost</text:p>
          </table:table-cell>
          <table:table-cell table:style-name="ce9" office:value-type="string" calcext:value-type="string">
            <text:p><text:a xlink:href="https://aoe2.gg/profile/375383" xlink:type="simple">https://aoe2.gg/profile/375383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03T13:44:45.988" calcext:value-type="date">
            <text:p>9/3/2025 13:44:46</text:p>
          </table:table-cell>
          <table:table-cell table:style-name="ce7" office:value-type="string" calcext:value-type="string">
            <text:p>wisenatic</text:p>
          </table:table-cell>
          <table:table-cell table:style-name="ce10" office:value-type="string" calcext:value-type="string">
            <text:p><text:a xlink:href="https://aoe2.gg/profile/616906" xlink:type="simple">https://aoe2.gg/profile/616906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03T15:30:19.059" calcext:value-type="date">
            <text:p>9/3/2025 15:30:19</text:p>
          </table:table-cell>
          <table:table-cell table:style-name="ce6" office:value-type="string" calcext:value-type="string">
            <text:p>Jskillz</text:p>
          </table:table-cell>
          <table:table-cell table:style-name="ce9" office:value-type="string" calcext:value-type="string">
            <text:p><text:a xlink:href="https://aoe2.gg/profile/2363000" xlink:type="simple">https://aoe2.gg/profile/2363000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04T16:43:47.224" calcext:value-type="date">
            <text:p>9/4/2025 16:43:47</text:p>
          </table:table-cell>
          <table:table-cell table:style-name="ce7" office:value-type="string" calcext:value-type="string">
            <text:p>César (cerasito)</text:p>
          </table:table-cell>
          <table:table-cell table:style-name="ce10" office:value-type="string" calcext:value-type="string">
            <text:p><text:a xlink:href="https://aoe2.gg/profile/19702504" xlink:type="simple">https://aoe2.gg/profile/19702504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04T18:29:30.124" calcext:value-type="date">
            <text:p>9/4/2025 18:29:30</text:p>
          </table:table-cell>
          <table:table-cell table:style-name="ce6" office:value-type="string" calcext:value-type="string">
            <text:p>jasouki</text:p>
          </table:table-cell>
          <table:table-cell table:style-name="ce9" office:value-type="string" calcext:value-type="string">
            <text:p><text:a xlink:href="https://aoe2.gg/profile/12271904" xlink:type="simple">https://aoe2.gg/profile/12271904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06T02:02:49.43" calcext:value-type="date">
            <text:p>9/6/2025 2:02:49</text:p>
          </table:table-cell>
          <table:table-cell table:style-name="ce7" office:value-type="string" calcext:value-type="string">
            <text:p>Pride</text:p>
          </table:table-cell>
          <table:table-cell table:style-name="ce10" office:value-type="string" calcext:value-type="string">
            <text:p><text:a xlink:href="https://aoe2.gg/profile/5634917" xlink:type="simple">https://aoe2.gg/profile/5634917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06T10:36:11.632" calcext:value-type="date">
            <text:p>9/6/2025 10:36:12</text:p>
          </table:table-cell>
          <table:table-cell table:style-name="ce6" office:value-type="string" calcext:value-type="string">
            <text:p>metalmania4118</text:p>
          </table:table-cell>
          <table:table-cell table:style-name="ce9" office:value-type="string" calcext:value-type="string">
            <text:p><text:a xlink:href="https://aoe2.gg/profile/9097311" xlink:type="simple">https://aoe2.gg/profile/9097311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07T13:49:34.584" calcext:value-type="date">
            <text:p>9/7/2025 13:49:35</text:p>
          </table:table-cell>
          <table:table-cell table:style-name="ce7" office:value-type="string" calcext:value-type="string">
            <text:p>Empire</text:p>
          </table:table-cell>
          <table:table-cell table:style-name="ce10" office:value-type="string" calcext:value-type="string">
            <text:p><text:a xlink:href="https://aoe2.gg/profile/4394494" xlink:type="simple">https://aoe2.gg/profile/4394494</text:a></text:p>
          </table:table-cell>
          <table:table-cell table:style-name="ce10" office:value-type="string" calcext:value-type="string">
            <text:p><text:a xlink:href="https://aoe2.gg/profile/11832036" xlink:type="simple">https://aoe2.gg/profile/11832036</text:a></text:p>
          </table:table-cell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07T14:03:07.344" calcext:value-type="date">
            <text:p>9/7/2025 14:03:07</text:p>
          </table:table-cell>
          <table:table-cell table:style-name="ce6" office:value-type="string" calcext:value-type="string">
            <text:p>Ezioauditore0109</text:p>
          </table:table-cell>
          <table:table-cell table:style-name="ce9" office:value-type="string" calcext:value-type="string">
            <text:p><text:a xlink:href="https://aoe2.gg/profile/21924681" xlink:type="simple">https://aoe2.gg/profile/21924681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08T19:01:51.515" calcext:value-type="date">
            <text:p>9/8/2025 19:01:52</text:p>
          </table:table-cell>
          <table:table-cell table:style-name="ce7" office:value-type="string" calcext:value-type="string">
            <text:p>OliverAtom</text:p>
          </table:table-cell>
          <table:table-cell table:style-name="ce10" office:value-type="string" calcext:value-type="string">
            <text:p><text:a xlink:href="https://aoe2.gg/profile/1743420" xlink:type="simple">https://aoe2.gg/profile/1743420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09T10:33:47.016" calcext:value-type="date">
            <text:p>9/9/2025 10:33:47</text:p>
          </table:table-cell>
          <table:table-cell table:style-name="ce6" office:value-type="string" calcext:value-type="string">
            <text:p>BenderAndChill</text:p>
          </table:table-cell>
          <table:table-cell table:style-name="ce9" office:value-type="string" calcext:value-type="string">
            <text:p><text:a xlink:href="https://aoe2.gg/profile/18747331" xlink:type="simple">https://aoe2.gg/profile/18747331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09T10:45:35.997" calcext:value-type="date">
            <text:p>9/9/2025 10:45:36</text:p>
          </table:table-cell>
          <table:table-cell table:style-name="ce7" office:value-type="string" calcext:value-type="string">
            <text:p>kingofn00b5</text:p>
          </table:table-cell>
          <table:table-cell table:style-name="ce10" office:value-type="string" calcext:value-type="string">
            <text:p><text:a xlink:href="https://aoe2.gg/profile/10763380" xlink:type="simple">https://aoe2.gg/profile/10763380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09T20:04:08.578" calcext:value-type="date">
            <text:p>9/9/2025 20:04:09</text:p>
          </table:table-cell>
          <table:table-cell table:style-name="ce6" office:value-type="string" calcext:value-type="string">
            <text:p>The Otter One</text:p>
          </table:table-cell>
          <table:table-cell table:style-name="ce9" office:value-type="string" calcext:value-type="string">
            <text:p><text:a xlink:href="https://aoe2.gg/profile/283384" xlink:type="simple">https://aoe2.gg/profile/283384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09T20:06:29.071" calcext:value-type="date">
            <text:p>9/9/2025 20:06:29</text:p>
          </table:table-cell>
          <table:table-cell table:style-name="ce7" office:value-type="string" calcext:value-type="string">
            <text:p>Biscuits</text:p>
          </table:table-cell>
          <table:table-cell table:style-name="ce10" office:value-type="string" calcext:value-type="string">
            <text:p><text:a xlink:href="https://aoe2.gg/profile/4378222" xlink:type="simple">https://aoe2.gg/profile/4378222</text:a></text:p>
          </table:table-cell>
          <table:table-cell table:style-name="ce10" office:value-type="string" calcext:value-type="string">
            <text:p><text:a xlink:href="https://aoe2.gg/profile/21285756" xlink:type="simple">https://aoe2.gg/profile/21285756</text:a></text:p>
          </table:table-cell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10T03:32:01.149" calcext:value-type="date">
            <text:p>9/10/2025 3:32:01</text:p>
          </table:table-cell>
          <table:table-cell table:style-name="ce6" office:value-type="string" calcext:value-type="string">
            <text:p>Hydur</text:p>
          </table:table-cell>
          <table:table-cell table:style-name="ce9" office:value-type="string" calcext:value-type="string">
            <text:p><text:a xlink:href="https://aoe2.gg/profile/1101945" xlink:type="simple">https://aoe2.gg/profile/1101945</text:a></text:p>
          </table:table-cell>
          <table:table-cell table:style-name="ce9" office:value-type="string" calcext:value-type="string">
            <text:p><text:a xlink:href="https://aoe2.gg/profile/12835491" xlink:type="simple">https://aoe2.gg/profile/12835491</text:a></text:p>
          </table:table-cell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10T07:54:58.38" calcext:value-type="date">
            <text:p>9/10/2025 7:54:58</text:p>
          </table:table-cell>
          <table:table-cell table:style-name="ce7" office:value-type="string" calcext:value-type="string">
            <text:p>e1sTea</text:p>
          </table:table-cell>
          <table:table-cell table:style-name="ce10" office:value-type="string" calcext:value-type="string">
            <text:p><text:a xlink:href="https://aoe2.gg/profile/1493851" xlink:type="simple">https://aoe2.gg/profile/1493851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10T12:39:24.128" calcext:value-type="date">
            <text:p>9/10/2025 12:39:24</text:p>
          </table:table-cell>
          <table:table-cell table:style-name="ce6" office:value-type="string" calcext:value-type="string">
            <text:p>maxpower973</text:p>
          </table:table-cell>
          <table:table-cell table:style-name="ce9" office:value-type="string" calcext:value-type="string">
            <text:p><text:a xlink:href="https://aoe2.gg/profile/2320032" xlink:type="simple">https://aoe2.gg/profile/2320032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11T10:29:01.818" calcext:value-type="date">
            <text:p>9/11/2025 10:29:02</text:p>
          </table:table-cell>
          <table:table-cell table:style-name="ce7" office:value-type="string" calcext:value-type="string">
            <text:p>YoSoyPacho</text:p>
          </table:table-cell>
          <table:table-cell table:style-name="ce10" office:value-type="string" calcext:value-type="string">
            <text:p><text:a xlink:href="https://aoe2.gg/profile/11879908" xlink:type="simple">https://aoe2.gg/profile/11879908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11T13:09:18.373" calcext:value-type="date">
            <text:p>9/11/2025 13:09:18</text:p>
          </table:table-cell>
          <table:table-cell table:style-name="ce6" office:value-type="string" calcext:value-type="string">
            <text:p>delay_</text:p>
          </table:table-cell>
          <table:table-cell table:style-name="ce11" office:value-type="string" calcext:value-type="string">
            <text:p><text:a xlink:href="https://aoe2.gg/profile/5584" xlink:type="simple">https://aoe2.gg/profile/5584</text:a></text:p>
          </table:table-cell>
          <table:table-cell table:style-name="ce6" office:value-type="string" calcext:value-type="string">
            <text:p>https://aoe2.gg/profile/9701023 (smurf)</text:p>
          </table:table-cell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11T14:54:03.554" calcext:value-type="date">
            <text:p>9/11/2025 14:54:04</text:p>
          </table:table-cell>
          <table:table-cell table:style-name="ce7" office:value-type="string" calcext:value-type="string">
            <text:p>.shixo.</text:p>
          </table:table-cell>
          <table:table-cell table:style-name="ce10" office:value-type="string" calcext:value-type="string">
            <text:p><text:a xlink:href="https://aoe2.gg/profile/1137086" xlink:type="simple">https://aoe2.gg/profile/1137086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11T15:30:51.464" calcext:value-type="date">
            <text:p>9/11/2025 15:30:51</text:p>
          </table:table-cell>
          <table:table-cell table:style-name="ce6" office:value-type="string" calcext:value-type="string">
            <text:p>chanchilaru</text:p>
          </table:table-cell>
          <table:table-cell table:style-name="ce9" office:value-type="string" calcext:value-type="string">
            <text:p><text:a xlink:href="https://aoe2.gg/profile/557273" xlink:type="simple">https://aoe2.gg/profile/557273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12T06:13:46.567" calcext:value-type="date">
            <text:p>9/12/2025 6:13:47</text:p>
          </table:table-cell>
          <table:table-cell table:style-name="ce7" office:value-type="string" calcext:value-type="string">
            <text:p>OS+ | VoNDutcH</text:p>
          </table:table-cell>
          <table:table-cell table:style-name="ce10" office:value-type="string" calcext:value-type="string">
            <text:p><text:a xlink:href="https://aoe2.gg/profile/3942539" xlink:type="simple">https://aoe2.gg/profile/3942539</text:a></text:p>
          </table:table-cell>
          <table:table-cell table:style-name="ce10" office:value-type="string" calcext:value-type="string">
            <text:p><text:a xlink:href="https://aoe2.gg/profile/13756808" xlink:type="simple">https://aoe2.gg/profile/13756808</text:a></text:p>
          </table:table-cell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12T08:16:05.861" calcext:value-type="date">
            <text:p>9/12/2025 8:16:06</text:p>
          </table:table-cell>
          <table:table-cell table:style-name="ce6" office:value-type="string" calcext:value-type="string">
            <text:p>xShinigami</text:p>
          </table:table-cell>
          <table:table-cell table:style-name="ce9" office:value-type="string" calcext:value-type="string">
            <text:p><text:a xlink:href="https://aoe2.gg/profile/14233698" xlink:type="simple">https://aoe2.gg/profile/14233698</text:a></text:p>
          </table:table-cell>
          <table:table-cell table:style-name="ce9" office:value-type="string" calcext:value-type="string">
            <text:p><text:a xlink:href="https://aoe2.gg/profile/14233698" xlink:type="simple">https://aoe2.gg/profile/14233698</text:a></text:p>
          </table:table-cell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12T10:49:33" calcext:value-type="date">
            <text:p>9/12/2025 10:49:33</text:p>
          </table:table-cell>
          <table:table-cell table:style-name="ce7" office:value-type="string" calcext:value-type="string">
            <text:p>Forteraiger</text:p>
          </table:table-cell>
          <table:table-cell table:style-name="ce10" office:value-type="string" calcext:value-type="string">
            <text:p><text:a xlink:href="https://aoe2.gg/profile/23006722" xlink:type="simple">https://aoe2.gg/profile/23006722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12T13:35:47.557" calcext:value-type="date">
            <text:p>9/12/2025 13:35:48</text:p>
          </table:table-cell>
          <table:table-cell table:style-name="ce6" office:value-type="string" calcext:value-type="string">
            <text:p>Lion</text:p>
          </table:table-cell>
          <table:table-cell table:style-name="ce9" office:value-type="string" calcext:value-type="string">
            <text:p><text:a xlink:href="https://aoe2.gg/profile/319153" xlink:type="simple">https://aoe2.gg/profile/319153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12T13:56:31.815" calcext:value-type="date">
            <text:p>9/12/2025 13:56:32</text:p>
          </table:table-cell>
          <table:table-cell table:style-name="ce7" office:value-type="string" calcext:value-type="string">
            <text:p>Nope1585</text:p>
          </table:table-cell>
          <table:table-cell table:style-name="ce10" office:value-type="string" calcext:value-type="string">
            <text:p><text:a xlink:href="https://aoe2.gg/profile/5968579/statistics" xlink:type="simple">https://aoe2.gg/profile/5968579/statistics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12T21:54:49.26" calcext:value-type="date">
            <text:p>9/12/2025 21:54:49</text:p>
          </table:table-cell>
          <table:table-cell table:style-name="ce6" office:value-type="string" calcext:value-type="string">
            <text:p>neozz</text:p>
          </table:table-cell>
          <table:table-cell table:style-name="ce9" office:value-type="string" calcext:value-type="string">
            <text:p><text:a xlink:href="https://aoe2.gg/profile/11275434" xlink:type="simple">https://aoe2.gg/profile/11275434</text:a></text:p>
          </table:table-cell>
          <table:table-cell table:style-name="ce9" office:value-type="string" calcext:value-type="string">
            <text:p><text:a xlink:href="https://aoe2.gg/profile/19867271" xlink:type="simple">https://aoe2.gg/profile/19867271</text:a></text:p>
          </table:table-cell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13T09:29:34.409" calcext:value-type="date">
            <text:p>9/13/2025 9:29:34</text:p>
          </table:table-cell>
          <table:table-cell table:style-name="ce7" office:value-type="string" calcext:value-type="string">
            <text:p>weandinchester</text:p>
          </table:table-cell>
          <table:table-cell table:style-name="ce10" office:value-type="string" calcext:value-type="string">
            <text:p><text:a xlink:href="https://aoe2.gg/profile/300565" xlink:type="simple">https://aoe2.gg/profile/300565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13T16:19:52.685" calcext:value-type="date">
            <text:p>9/13/2025 16:19:53</text:p>
          </table:table-cell>
          <table:table-cell table:style-name="ce6" office:value-type="string" calcext:value-type="string">
            <text:p>KorDimon</text:p>
          </table:table-cell>
          <table:table-cell table:style-name="ce9" office:value-type="string" calcext:value-type="string">
            <text:p><text:a xlink:href="https://aoe2.gg/profile/2982910" xlink:type="simple">https://aoe2.gg/profile/2982910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13T16:25:37.943" calcext:value-type="date">
            <text:p>9/13/2025 16:25:38</text:p>
          </table:table-cell>
          <table:table-cell table:style-name="ce7" office:value-type="string" calcext:value-type="string">
            <text:p>Flying Mouse</text:p>
          </table:table-cell>
          <table:table-cell table:style-name="ce10" office:value-type="string" calcext:value-type="string">
            <text:p><text:a xlink:href="https://aoe2.gg/profile/227587" xlink:type="simple">https://aoe2.gg/profile/227587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14T06:17:39.762" calcext:value-type="date">
            <text:p>9/14/2025 6:17:40</text:p>
          </table:table-cell>
          <table:table-cell table:style-name="ce6" office:value-type="string" calcext:value-type="string">
            <text:p>harooooo</text:p>
          </table:table-cell>
          <table:table-cell table:style-name="ce9" office:value-type="string" calcext:value-type="string">
            <text:p><text:a xlink:href="https://aoe2.gg/profile/1558796" xlink:type="simple">https://aoe2.gg/profile/1558796</text:a></text:p>
          </table:table-cell>
          <table:table-cell table:style-name="ce6" office:value-type="string" calcext:value-type="string">
            <text:p>https://aoe2.gg/profile/3130134, https://aoe2.gg/profile/3843187</text:p>
          </table:table-cell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14T09:58:39" calcext:value-type="date">
            <text:p>9/14/2025 9:58:39</text:p>
          </table:table-cell>
          <table:table-cell table:style-name="ce7" office:value-type="string" calcext:value-type="string">
            <text:p>raid86</text:p>
          </table:table-cell>
          <table:table-cell table:style-name="ce10" office:value-type="string" calcext:value-type="string">
            <text:p><text:a xlink:href="https://aoe2.gg/profile/2009315" xlink:type="simple">https://aoe2.gg/profile/2009315</text:a></text:p>
          </table:table-cell>
          <table:table-cell table:style-name="ce10" office:value-type="string" calcext:value-type="string">
            <text:p><text:a xlink:href="https://aoe2.gg/profile/3173869" xlink:type="simple">https://aoe2.gg/profile/3173869</text:a></text:p>
          </table:table-cell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14T12:40:04.794" calcext:value-type="date">
            <text:p>9/14/2025 12:40:05</text:p>
          </table:table-cell>
          <table:table-cell table:style-name="ce6" office:value-type="string" calcext:value-type="string">
            <text:p>DrLoops</text:p>
          </table:table-cell>
          <table:table-cell table:style-name="ce9" office:value-type="string" calcext:value-type="string">
            <text:p><text:a xlink:href="https://aoe2.gg/profile/3903933" xlink:type="simple">https://aoe2.gg/profile/3903933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14T20:21:35.807" calcext:value-type="date">
            <text:p>9/14/2025 20:21:36</text:p>
          </table:table-cell>
          <table:table-cell table:style-name="ce7" office:value-type="string" calcext:value-type="string">
            <text:p>leonovoo</text:p>
          </table:table-cell>
          <table:table-cell table:style-name="ce10" office:value-type="string" calcext:value-type="string">
            <text:p><text:a xlink:href="https://aoe2.gg/profile/1540811" xlink:type="simple">https://aoe2.gg/profile/1540811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09-14T23:50:16.219" calcext:value-type="date">
            <text:p>9/14/2025 23:50:16</text:p>
          </table:table-cell>
          <table:table-cell table:style-name="ce6" office:value-type="string" calcext:value-type="string">
            <text:p>Jasuni</text:p>
          </table:table-cell>
          <table:table-cell table:style-name="ce9" office:value-type="string" calcext:value-type="string">
            <text:p><text:a xlink:href="https://aoe2.gg/profile/1464223" xlink:type="simple">https://aoe2.gg/profile/1464223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5-09-15T02:09:00.816" calcext:value-type="date">
            <text:p>9/15/2025 2:09:01</text:p>
          </table:table-cell>
          <table:table-cell table:style-name="ce7" office:value-type="string" calcext:value-type="string">
            <text:p>theNagraj</text:p>
          </table:table-cell>
          <table:table-cell table:style-name="ce10" office:value-type="string" calcext:value-type="string">
            <text:p><text:a xlink:href="https://aoe2.gg/profile/6903668" xlink:type="simple">https://aoe2.gg/profile/6903668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5-09-15T02:41:16.29" calcext:value-type="date">
            <text:p>9/15/2025 2:41:16</text:p>
          </table:table-cell>
          <table:table-cell table:style-name="ce8" office:value-type="string" calcext:value-type="string">
            <text:p>xRavyn</text:p>
          </table:table-cell>
          <table:table-cell table:style-name="ce12" office:value-type="string" calcext:value-type="string">
            <text:p><text:a xlink:href="https://aoe2.gg/profile/6242021" xlink:type="simple">https://aoe2.gg/profile/6242021</text:a></text:p>
          </table:table-cell>
          <table:table-cell/>
          <table:table-cell table:style-name="ce16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Form_Responses" table:target-range-address="'Form Responses 1'.A1:'Form Responses 1'.E4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8" meta:object-count="0"/>
    <meta:generator>LibreOfficeDev/6.0.5.2$Linux_X86_64 LibreOffice_project/</meta:generator>
  </office:meta>
</office:document-meta>
</file>